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25cm"/>
    </style:style>
    <style:style style:name="co3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Views in million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ed States 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ald Trump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ack Obama 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izabeth II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rld War II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hael Jackson 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ed Kingdom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istiano Ronaldo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dy Gaga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x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minem 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olf Hitler 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 of Thrones 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orld War I 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Beatles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stin Bieber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ada 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eddie Mercury 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im Kardashian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lon Musk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onel Messi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eve Jobs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chael Jordan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wayne Johnson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he Big Bang Theory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st of Presidents of the United States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tralia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ephen Hawking 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rth Vader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of highest-grossing films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ylor Swift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na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r Wars 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ley Cyrus 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braham Lincoln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l Wayne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cademy Awards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apan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ohnny Depp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rmany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Bron James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York City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arry Potter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obe Bryant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lena Gomez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onardo DiCaprio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ihanna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bert Einstein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ptember 11 attack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ussia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e Walking Dead(TV series)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ow I Met Your Mother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anye West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upac Shakur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gelina Jolie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hn F. Kennedy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VID-19 pandemic[20]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carlett Johansson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ernobyl disaster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st of Marvel Cinematic Universe films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oe Biden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rance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om Cruise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riana Grande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ennifer Aniston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eaking Bad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rnold Schwarzenegger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blo Escobar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la Kunis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ietnam War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eghan, Duchess of Sussex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ueen Victori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k Zuckerberg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lliam Shakespeare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arth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ill Gates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uhammad Ali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eanu Reeves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ed Bundy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cky Minaj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ill Smith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ngapore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srael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hn Cena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ruce Lee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lvis Presley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ana, Princess of Wales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arles Manson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aty Perry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xual intercourse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rilyn Monroe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nston Churchill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eriodic Table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lee(TV series)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ad Pitt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lluminati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ondon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ritney Spears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donna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om Brady 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08:44:02.996857281</meta:creation-date>
    <dc:date>2021-12-15T09:08:04.784170797</dc:date>
    <meta:editing-duration>PT3M41S</meta:editing-duration>
    <meta:editing-cycles>1</meta:editing-cycles>
    <meta:document-statistic meta:table-count="1" meta:cell-count="306" meta:object-count="0"/>
    <meta:generator>LibreOffice/6.4.7.2$Linux_X86_64 LibreOffice_project/40$Build-2</meta:generator>
  </office:meta>
</office:document-meta>
</file>